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a08" officeooo:paragraph-rsid="001bda08"/>
    </style:style>
    <style:style style:name="P2" style:family="paragraph" style:parent-style-name="Standard">
      <style:text-properties officeooo:rsid="001e9544" officeooo:paragraph-rsid="001e9544"/>
    </style:style>
    <style:style style:name="P3" style:family="paragraph" style:parent-style-name="Standard">
      <style:text-properties officeooo:rsid="001e9544" officeooo:paragraph-rsid="00213295"/>
    </style:style>
    <style:style style:name="P4" style:family="paragraph" style:parent-style-name="Standard">
      <style:text-properties officeooo:rsid="001e9544" officeooo:paragraph-rsid="0027a078"/>
    </style:style>
    <style:style style:name="P5" style:family="paragraph" style:parent-style-name="Standard">
      <style:text-properties officeooo:rsid="001e9544" officeooo:paragraph-rsid="0027e1a0"/>
    </style:style>
    <style:style style:name="P6" style:family="paragraph" style:parent-style-name="Standard">
      <style:text-properties officeooo:rsid="001e9544" officeooo:paragraph-rsid="0023180b"/>
    </style:style>
    <style:style style:name="P7" style:family="paragraph" style:parent-style-name="Standard">
      <style:text-properties officeooo:rsid="00213295" officeooo:paragraph-rsid="00213295"/>
    </style:style>
    <style:style style:name="P8" style:family="paragraph" style:parent-style-name="Standard">
      <style:text-properties officeooo:rsid="0023180b" officeooo:paragraph-rsid="0023180b"/>
    </style:style>
    <style:style style:name="P9" style:family="paragraph" style:parent-style-name="Standard">
      <style:text-properties officeooo:rsid="0023180b" officeooo:paragraph-rsid="0027e1a0"/>
    </style:style>
    <style:style style:name="P10" style:family="paragraph" style:parent-style-name="Standard">
      <style:text-properties officeooo:rsid="0023180b" officeooo:paragraph-rsid="002802f0"/>
    </style:style>
    <style:style style:name="P11" style:family="paragraph" style:parent-style-name="Standard">
      <style:text-properties officeooo:rsid="00266ba7" officeooo:paragraph-rsid="00266ba7"/>
    </style:style>
    <style:style style:name="P12" style:family="paragraph" style:parent-style-name="Standard">
      <style:text-properties officeooo:rsid="0027a078" officeooo:paragraph-rsid="0027a078"/>
    </style:style>
    <style:style style:name="P13" style:family="paragraph" style:parent-style-name="Standard">
      <style:text-properties officeooo:rsid="0027e1a0" officeooo:paragraph-rsid="0027e1a0"/>
    </style:style>
    <style:style style:name="P14" style:family="paragraph" style:parent-style-name="Standard">
      <style:text-properties fo:font-size="11pt" officeooo:rsid="001e9544" officeooo:paragraph-rsid="0027e1a0" style:font-size-asian="11pt" style:font-size-complex="11pt"/>
    </style:style>
    <style:style style:name="P15" style:family="paragraph" style:parent-style-name="Standard">
      <style:text-properties officeooo:rsid="0029c493" officeooo:paragraph-rsid="0029c493"/>
    </style:style>
    <style:style style:name="P16" style:family="paragraph" style:parent-style-name="Standard">
      <style:text-properties officeooo:rsid="002a895d" officeooo:paragraph-rsid="002a895d"/>
    </style:style>
    <style:style style:name="P17" style:family="paragraph" style:parent-style-name="Preformatted_20_Text">
      <style:text-properties officeooo:rsid="001e9544" officeooo:paragraph-rsid="001e9544"/>
    </style:style>
    <style:style style:name="P18" style:family="paragraph" style:parent-style-name="Preformatted_20_Text">
      <style:text-properties officeooo:rsid="0029c493" officeooo:paragraph-rsid="0029c493"/>
    </style:style>
    <style:style style:name="P19" style:family="paragraph" style:parent-style-name="Preformatted_20_Text">
      <style:paragraph-properties fo:margin-top="0in" fo:margin-bottom="0.1965in" style:contextual-spacing="false"/>
    </style:style>
    <style:style style:name="P20" style:family="paragraph" style:parent-style-name="Standard">
      <style:text-properties fo:font-size="11pt" officeooo:rsid="0027a078" officeooo:paragraph-rsid="0027a078" style:font-size-asian="11pt" style:font-size-complex="11pt"/>
    </style:style>
    <style:style style:name="P21" style:family="paragraph" style:parent-style-name="Standard">
      <style:text-properties officeooo:rsid="002802f0" officeooo:paragraph-rsid="001e9544"/>
    </style:style>
    <style:style style:name="P22" style:family="paragraph" style:parent-style-name="Standard">
      <style:text-properties officeooo:rsid="002802f0" officeooo:paragraph-rsid="002802f0"/>
    </style:style>
    <style:style style:name="P23" style:family="paragraph" style:parent-style-name="Standard">
      <style:text-properties officeooo:rsid="001e9544" officeooo:paragraph-rsid="001e9544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e9544" officeooo:paragraph-rsid="001e9544" style:font-weight-asian="bold" style:font-weight-complex="bold"/>
    </style:style>
    <style:style style:name="P25" style:family="paragraph" style:parent-style-name="Standard">
      <style:text-properties fo:font-style="italic" officeooo:rsid="0027e1a0" officeooo:paragraph-rsid="0027e1a0" style:font-style-asian="italic" style:font-style-complex="italic"/>
    </style:style>
    <style:style style:name="P26" style:family="paragraph" style:parent-style-name="Standard">
      <style:text-properties fo:font-style="italic" officeooo:rsid="002802f0" officeooo:paragraph-rsid="002802f0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f528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a078" style:font-weight-asian="bold" style:font-weight-complex="bold"/>
    </style:style>
    <style:style style:name="T4" style:family="text">
      <style:text-properties officeooo:rsid="001f5283"/>
    </style:style>
    <style:style style:name="T5" style:family="text">
      <style:text-properties officeooo:rsid="00213295"/>
    </style:style>
    <style:style style:name="T6" style:family="text">
      <style:text-properties officeooo:rsid="0021842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6ba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7a078"/>
    </style:style>
    <style:style style:name="T12" style:family="text">
      <style:text-properties officeooo:rsid="0027e1a0"/>
    </style:style>
    <style:style style:name="T13" style:family="text">
      <style:text-properties officeooo:rsid="0029c493"/>
    </style:style>
    <style:style style:name="T14" style:family="text">
      <style:text-properties officeooo:rsid="002c8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2">Instalacion y c</text:span><text:span text:style-name="T1">onfiguraci</text:span><text:span text:style-name="T2">o</text:span><text:span text:style-name="T1">n de base de datos </text:span><text:span text:style-name="T2">PostgreSQL</text:span><text:span text:style-name="T1">:</text:span> </text:p>
      <text:p text:style-name="P2"/>
      <text:p text:style-name="P2"><text:span text:style-name="T5">1- </text:span>Instalar postgre<text:span text:style-name="T4">SQL</text:span>: </text:p>
      <text:p text:style-name="P2"/>
      <text:p text:style-name="P17"><text:span text:style-name="Source_20_Text">apt-get install postgresql</text:span></text:p>
      <text:p text:style-name="P2"/>
      <text:p text:style-name="P2"><text:a xlink:type="simple" xlink:href="http://stackoverflow.com/questions/2748607/how-to-thoroughly-purge-and-reinstall-postgresql-on-ubuntu"><text:span text:style-name="T7">http://stackoverflow.com/questions/2748607/how-to-thoroughly-purge-and-reinstall-postgresql-on-ubuntu</text:span></text:a><text:span text:style-name="T7"> </text:span></text:p>
      <text:p text:style-name="P2"/>
      <text:p text:style-name="P2"><text:span text:style-name="T5">2- </text:span>Configurar ususario <text:span text:style-name="T5">administrador</text:span>: </text:p>
      <text:p text:style-name="P2"/>
      <text:p text:style-name="P2"><text:a xlink:type="simple" xlink:href="http://stackoverflow.com/questions/1471571/how-to-configure-postgresql-for-the-first-time"><text:span text:style-name="T7">http://stackoverflow.com/questions/1471571/how-to-configure-postgresql-for-the-first-time</text:span></text:a> </text:p>
      <text:p text:style-name="P2"/>
      <text:p text:style-name="P3"><text:span text:style-name="T5">3- </text:span>Crear <text:span text:style-name="T5">base de datos Desarrollo:</text:span> </text:p>
      <text:p text:style-name="P3"/>
      <text:p text:style-name="P3"><text:s/>psql -U postgres <text:s/>-d postgres -c "CREATE DATABASE "\"<text:span text:style-name="T8">jugandola_development</text:span>"\" <text:s/>WITH OWNER = postgres ENCODING = 'UTF8' TABLESPACE = pg_default CONNECTION LIMIT = -1" </text:p>
      <text:p text:style-name="P3"/>
      <text:p text:style-name="P7">4- Crear base de datos Testing:</text:p>
      <text:p text:style-name="P7"/>
      <text:p text:style-name="P3"><text:s/>psql -U postgres <text:s/>-d postgres -c "CREATE DATABASE "\"<text:span text:style-name="T8">jugandola_test</text:span>"\" <text:s/>WITH OWNER = postgres ENCODING = 'UTF8' TABLESPACE = pg_default CONNECTION LIMIT = -1" </text:p>
      <text:p text:style-name="P2"/>
      <text:p text:style-name="P11">5- Posicionarse en el directorio del proyecto de RoR.</text:p>
      <text:p text:style-name="P11"><text:s/></text:p>
      <text:p text:style-name="P3"><text:span text:style-name="T9">6- Generar estructura y tablas de las bases de datos</text:span>: </text:p>
      <text:p text:style-name="P3"><text:tab/></text:p>
      <text:p text:style-name="P3"><text:tab/>rake db:migrate </text:p>
      <text:p text:style-name="P2"/>
      <text:p text:style-name="P7"><text:span text:style-name="T9">7</text:span>- Carga inicial de datos (utiliza archivo /db/seeds.rb)</text:p>
      <text:p text:style-name="P3"><text:tab/><text:span text:style-name="T10">rake </text:span><text:span text:style-name="Strong_20_Emphasis"><text:span text:style-name="T10">db:seed</text:span></text:span></text:p>
      <text:p text:style-name="P2"/>
      <text:p text:style-name="P2"/>
      <text:p text:style-name="P4"><text:span text:style-name="T3">Gestor PostgreSQL</text:span><text:span text:style-name="T1">:</text:span></text:p>
      <text:p text:style-name="P4"/>
      <text:p text:style-name="P2"><text:span text:style-name="T11">1- </text:span>Instalar gestor Postgre<text:span text:style-name="T5">SQL</text:span>: </text:p>
      <text:p text:style-name="P2"/>
      <text:p text:style-name="P2"><text:tab/>sudo apt-get install pgadmin3 </text:p>
      <text:p text:style-name="P20"><text:tab/></text:p>
      <text:p text:style-name="P12"><text:span text:style-name="T7"><text:tab/></text:span><text:a xlink:type="simple" xlink:href="http://www.pgadmin.org/"><text:span text:style-name="T7">http://www.pgadmin.org/</text:span></text:a></text:p>
      <text:p text:style-name="P12"/>
      <text:p text:style-name="P7"><text:span text:style-name="T11">2</text:span>- Ejecutar gestor pgadmin3:</text:p>
      <text:p text:style-name="P3"/>
      <text:p text:style-name="P2"><text:tab/>pgadmin3 </text:p>
      <text:p text:style-name="P2"/>
      <text:p text:style-name="P7"><text:span text:style-name="T11">3</text:span>- Configurar gestor:</text:p>
      <text:p text:style-name="P2"/>
      <text:p text:style-name="P2"><text:tab/>Add a connection to a server y configurar el servidor local </text:p>
      <text:p text:style-name="P2"/>
      <text:p text:style-name="P20"/>
      <text:p text:style-name="P2"/>
      <text:p text:style-name="P24"><text:soft-page-break/><text:span text:style-name="T12">Generacion Automatica de </text:span>D<text:span text:style-name="T12">ocumentacion:</text:span></text:p>
      <text:p text:style-name="P2"/>
      <text:p text:style-name="P5"/>
      <text:p text:style-name="P9"><text:span text:style-name="T12">1- </text:span>Instalar railroady:</text:p>
      <text:p text:style-name="P5"/>
      <text:p text:style-name="P9"><text:tab/>gem install railroady</text:p>
      <text:p text:style-name="P9"/>
      <text:p text:style-name="P14"><text:tab/><text:a xlink:type="simple" xlink:href="http://railroad.rubyforge.org/">http://railroad.rubyforge.org/</text:a></text:p>
      <text:p text:style-name="P9"/>
      <text:p text:style-name="P25"><text:span text:style-name="T13">Diagrama </text:span>M<text:span text:style-name="T13">odelo Entidad Relacion</text:span> :</text:p>
      <text:p text:style-name="P13"/>
      <text:p text:style-name="P21">1- Ejecutar los siguientes comandos:</text:p>
      <text:p text:style-name="P8"/>
      <text:p text:style-name="P8"><text:tab/>railroady -o model.dot -M</text:p>
      <text:p text:style-name="P8"><text:tab/>dot -Tpdf model.dot -o <text:span text:style-name="T8">model.pdf </text:span></text:p>
      <text:p text:style-name="P8"/>
      <text:p text:style-name="P26"><text:span text:style-name="T13">Diagrama de </text:span>Controladores:</text:p>
      <text:p text:style-name="P8"/>
      <text:p text:style-name="P22">1- Ejecutar los siguientes comandos:</text:p>
      <text:p text:style-name="P10"><text:tab/></text:p>
      <text:p text:style-name="P10"><text:tab/>railroady -o controllers.dot -C </text:p>
      <text:p text:style-name="P8"><text:tab/>dot -Tpdf controllers.dot -o controllers.pdf 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1:34:05.964255197</meta:creation-date>
    <dc:date>2016-04-09T21:27:47.233175968</dc:date>
    <meta:editing-duration>P1DT6H50M21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186" meta:character-count="1536" meta:non-whitespace-character-count="1346"/>
  </office:meta>
</office:document-meta>
</file>